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2.8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mount Neede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irr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74x44x1000m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44x24x2000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44x24x800m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ble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ch</text:p>
          </table:table-cell>
          <table:table-cell office:value-type="string" calcext:value-type="string">
            <text:p>2200x900x40m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l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1000x800x10mm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.00.0000</text:date>, <text:time style:data-style-name="N2" text:time-value="00:01:08.615763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7S</meta:editing-duration>
    <meta:editing-cycles>4</meta:editing-cycles>
    <meta:generator>LibreOffice/4.3.7.2$Linux_X86_64 LibreOffice_project/430m0$Build-2</meta:generator>
    <dc:date>2015-07-21T00:02:33.434878461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